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333333" style:font-name="Times New Roman" fo:letter-spacing="normal" fo:language="ru" fo:country="RU" fo:font-style="normal"/>
    </style:style>
    <style:style style:name="P2" style:family="paragraph" style:parent-style-name="Standard">
      <style:text-properties style:font-name="Times New Roman" fo:font-size="12pt" fo:language="ru" fo:country="RU" style:font-name-asian="Courier New" style:font-size-asian="12pt" style:font-name-complex="Courier New" style:font-size-complex="12pt"/>
    </style:style>
    <style:style style:name="P3" style:family="paragraph" style:parent-style-name="Standard">
      <style:text-properties fo:language="ru" fo:country="RU"/>
    </style:style>
    <style:style style:name="P4" style:family="paragraph" style:parent-style-name="Standard">
      <style:text-properties fo:font-variant="normal" fo:text-transform="none" fo:color="#333333" style:font-name="Times New Roman" fo:letter-spacing="normal" fo:language="en" fo:country="US" fo:font-style="normal"/>
    </style:style>
    <style:style style:name="P5" style:family="paragraph" style:parent-style-name="Standard">
      <style:text-properties fo:font-variant="normal" fo:text-transform="none" fo:color="#333333" style:font-name="Times New Roman" fo:letter-spacing="normal" fo:language="ru" fo:country="RU" fo:font-style="normal"/>
    </style:style>
    <style:style style:name="T1" style:family="text">
      <style:text-properties fo:language="ru" fo:country="RU"/>
    </style:style>
    <style:style style:name="T2" style:family="text">
      <style:text-properties fo:language="en" fo:country="US"/>
    </style:style>
    <style:style style:name="T3" style:family="text">
      <style:text-properties style:font-name="Times New Roman" fo:font-size="12pt" fo:language="ru" fo:country="RU" style:font-name-asian="Courier New" style:font-size-asian="12pt" style:font-name-complex="Courier New" style:font-size-complex="12pt"/>
    </style:style>
    <style:style style:name="T4"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uble_shadow</text:p>
      <text:p text:style-name="Standard"/>
      <text:p text:style-name="Standard"><text:date style:data-style-name="N37" text:date-value="2025-07-13T16:32:31.45" text:fixed="true">13.07.25</text:date>- 13.07<text:span text:style-name="T1">м.2</text:span><text:span text:style-name="T2">5</text:span></text:p>
      <text:p text:style-name="P3">Сегодня великий день. Сегодня я начал разработку новой игры. </text:p>
      <text:p text:style-name="P3"/>
      <text:p text:style-name="P3">Для начала вспомним предыдущие начинания:</text:p>
      <text:p text:style-name="Standard"><text:span text:style-name="T1"><text:s text:c="5"/>Первые игры были на </text:span><text:span text:style-name="T2">Java, </text:span><text:span text:style-name="T1">потом переписал их на С++. Но там тоже были недоделки.</text:span></text:p>
      <text:p text:style-name="Standard"><text:span text:style-name="T1"><text:s text:c="5"/>В случае игры на </text:span><text:span text:style-name="T2">Java </text:span><text:span text:style-name="T1">очень напрягало то что игроку нужно будет устанавливать джава <text:s text:c="5"/>машину. Мне было понятно, что никто ее ставить не будет. Еще не нравились какие то тормоза с графикой на </text:span><text:span text:style-name="T2">Open GL.</text:span><text:span text:style-name="T1">В чем причина периодических тормозов я так и и не понял. </text:span><text:span text:style-name="T2"><text:s/></text:span></text:p>
      <text:p text:style-name="P3"><text:s text:c="5"/>В случае игры на С++ мне не нравилось что нужно скачивать игру и плюс еще библиотеки к ней. </text:p>
      <text:p text:style-name="P3"><text:s text:c="5"/>Мне хотелось чтобы играть можно было бы с сервера онлайн без каких либо скачиваний.</text:p>
      <text:p text:style-name="Standard"><text:span text:style-name="T1">Так я пришел к </text:span><text:span text:style-name="T2">JS. </text:span><text:span text:style-name="T1">Тогда у меня еще был свой хост. Потом случились санкции и хост я потерял.</text:span></text:p>
      <text:p text:style-name="Standard"><text:span text:style-name="T1"><text:s text:c="6"/>На </text:span><text:span text:style-name="T2">JS </text:span><text:span text:style-name="T1">мне не нравится, что код программы доступен для всех. Если игра станет успешной <text:s/>то клонировать ее будет проще простого.</text:span></text:p>
      <text:p text:style-name="P3"><text:s text:c="5"/>DarkDungeon, DD_MapsEditor где то 2-3 года назад. Неохота даже точнее смотреть. Игра про подземелья. Только дальше цикла игры, графики и зачатка редактора карты дело не пошло. Почему? Я не знаю.</text:p>
      <text:p text:style-name="Standard"><text:span text:style-name="T4"><text:s text:c="5"/>Воскресенье, 17 июня(06) 2018 г. </text:span><text:span text:style-name="T2">ArenaF_Js </text:span>Сегодня решил начать делать игру в браузере. <text:span text:style-name="T1">Это клан мортал комбата. Дерется Шева сама с собой. Достаточно полная игра, но тоже почему то все застопорилось.</text:span></text:p>
      <text:p text:style-name="Standard"><text:s text:c="4"/>24.02<text:span text:style-name="T1">м.2</text:span><text:span text:style-name="T2">4 </text:span><text:span text:style-name="T1">Immancimech (</text:span><text:span text:style-name="T3">immortal ancient mechanism). Хотел сделать рпг про древний разумный механизм который развивается находя ресурсы и запчасти от врагов. Звучит интересно но слишком глобально. В итоге дальше плоской графики на тайловой сетке <text:s/>ничего не сделал. Ну еще цикл игры.</text:span></text:p>
      <text:p text:style-name="Standard"><text:s text:c="4"/>05.05<text:span text:style-name="T1">м.2</text:span><text:span text:style-name="T2">5 SbS</text:span><text:span text:style-name="T1"> (</text:span><text:span text:style-name="T2">step by step</text:span><text:span text:style-name="T3">). Тут игры вообще не было. Просто название с намеком последовательного развития.</text:span></text:p>
      <text:p text:style-name="P1"/>
      <text:p text:style-name="P1"><text:date style:data-style-name="N37" text:date-value="2025-07-17T21:40:17.72" text:fixed="true">17.07.25</text:date>- 17.07м.2<text:span text:style-name="T2">5</text:span></text:p>
      <text:p text:style-name="P1">Решил отказаться от <text:span text:style-name="T2">TypeScript. </text:span>Слишком большая зависимость от <text:span text:style-name="T2">Microsoft. </text:span>Это их и только их компилятор. Сам язык совершенно другой. Он не похож на <text:span text:style-name="T2">JavaScript </text:span>пусть он и компилируется в него.</text:p>
      <text:p text:style-name="P1">Также отказываюсь от модульной системы. Дело в том, что при ее использовании нужен сервер. Локально программу без сервера не запустишь. Конечно тестирование компилятором такой программы исключено. Это делает отладку гораздо сложнее. Посмотрим что из этого получится. Например при вызове несуществующего поля <text:span text:style-name="T2">JS </text:span>просто создает его. Как такое отлаживать?</text:p>
      <text:p text:style-name="P1">Немного подумал и понял, что от модульной системы отказаться невозможно. Только модули позволяют инкапсулировать сложность. А сервер, даже локальный все равно нужен. Работать с диском можно только через <text:span text:style-name="T2">NodeJS </text:span>или <text:span text:style-name="T2">PH.</text:span></text:p>
      <text:p text:style-name="P1"><text:span text:style-name="T2"><text:s/></text:span>В общем попробую без модулей, хотя морально готов, что придется использовать.</text:p>
      <text:p text:style-name="P1"/>
      <text:p text:style-name="P1">Что за игра? Это будет файтинг. Будет арена. Будет два существа которые дерутся друг с другом. Основой будет автобой. Битва должна быть такой, что заранее не знаешь кто победит. <text:s/>Тогда будет интересно. Бьют по очереди. По крайней мере в начале.</text:p>
      <text:p text:style-name="P1"/>
      <text:p text:style-name="P1"><text:date style:data-style-name="N37" text:date-value="2025-07-18T19:01:55.25" text:fixed="true">18.07.25</text:date>- 18.07м.2<text:span text:style-name="T2">5</text:span></text:p>
      <text:p text:style-name="P1">Реализую план по коду без модулей. Пока получается нормально.</text:p>
      <text:p text:style-name="P1"/>
      <text:p text:style-name="P1"/>
      <text:p text:style-name="P1"><text:soft-page-break/><text:date style:data-style-name="N37" text:date-value="2025-07-26T11:03:37.66" text:fixed="true">26.07.25</text:date>- 26.07м.2<text:span text:style-name="T2">5</text:span></text:p>
      <text:p text:style-name="P1">Опять разработка приостановилась на неделю. Это файтинг. Вид сбоку. В начале разработки только одно существо дерется само с собой.</text:p>
      <text:p text:style-name="P1"/>
      <text:p text:style-name="P1"><text:date style:data-style-name="N37" text:date-value="2025-09-13T21:06:00.83" text:fixed="true">13.09.25</text:date>- 13.09м.2<text:span text:style-name="T2">5 </text:span></text:p>
      <text:p text:style-name="P1">Пересмотрел все топовые хостинги. Пока остановился на <text:span text:style-name="T2">timeweb, </text:span>хотя есть еще несколько интересных вариантов. Получается так, что только <text:span text:style-name="T2">php </text:span>предлагают все хостинги. С остальными вариантами сейчас большой напряг. Таким образом серверная часть будет написана на <text:span text:style-name="T2">php. </text:span>Тут альтернатив нет, тут за меня все уже решили. Клиентская часть это браузер и тут тоже альтернативы <text:span text:style-name="T2">js </text:span>нет. В таких рамках будем пытаться что то сделать. Сейчас я утверждаю, что в этом проекте выхода за эти рамки не будет. Это важно зафиксировать чтобы пока не метаться. В данном случае отсекаем очень интересные технологии <text:span text:style-name="T2">node_js </text:span>и <text:span text:style-name="T2">jav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51M41S</meta:editing-duration>
    <meta:editing-cycles>77</meta:editing-cycles>
    <meta:generator>OpenOffice/4.1.15$Win32 OpenOffice.org_project/4115m2$Build-9813</meta:generator>
    <dc:date>2025-09-13T21:21:46.32</dc:date>
    <meta:document-statistic meta:table-count="0" meta:image-count="0" meta:object-count="0" meta:page-count="2" meta:paragraph-count="26" meta:word-count="555" meta:character-count="3650"/>
    <meta:user-defined meta:name="Info 1"/>
    <meta:user-defined meta:name="Info 2"/>
    <meta:user-defined meta:name="Info 3"/>
    <meta:user-defined meta:name="Info 4"/>
  </office:meta>
</office:document-meta>
</file>